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1942 report" svg:font-family="'1942 report'" style:font-pitch="fixed"/>
    <style:font-face style:name="Leander" svg:font-family="Leander" style:font-pitch="variable"/>
    <style:font-face style:name="Poilet Taper" svg:font-family="'Poilet Tape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Poilet Taper" fo:font-size="96pt" style:font-size-asian="96pt" style:font-size-complex="96pt"/>
    </style:style>
    <style:style style:name="P2" style:family="paragraph" style:parent-style-name="Standard">
      <style:paragraph-properties fo:text-align="center" style:justify-single-word="false"/>
      <style:text-properties style:font-name="Leander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eander" fo:font-size="18pt" style:text-underline-style="none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eander" fo:font-size="16pt" style:text-underline-style="none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1942 report" fo:font-size="28pt" style:font-size-asian="28pt" style:font-size-complex="28pt"/>
    </style:style>
    <style:style style:name="P6" style:family="paragraph" style:parent-style-name="Standard">
      <style:paragraph-properties fo:text-align="center" style:justify-single-word="false"/>
      <style:text-properties style:font-name="1942 report" fo:font-size="28pt" fo:font-weight="bold" style:font-size-asian="28pt" style:font-weight-asian="bold" style:font-size-complex="2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1942 report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eander" fo:font-size="16pt" style:text-underline-style="none" fo:font-weight="normal" style:font-size-asian="16pt" style:font-weight-asian="normal" style:font-size-complex="16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1e72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SKOG</text:p>
      <text:p text:style-name="P2">Zachary Zimmerman</text:p>
      <text:p text:style-name="P2">Senior Project – Fall 201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6">Table Of Contents</text:p>
      <text:p text:style-name="P6"/>
      <text:p text:style-name="P7">Proposal</text:p>
      <text:p text:style-name="P4"><text:tab/>Proposal Document</text:p>
      <text:p text:style-name="P4"><text:tab/>Proposal Presentation</text:p>
      <text:p text:style-name="P4"><text:tab/>Timeline</text:p>
      <text:p text:style-name="P7">Interim</text:p>
      <text:p text:style-name="P4"><text:tab/>Interim Report</text:p>
      <text:p text:style-name="P4"><text:tab/>Interim Presentation</text:p>
      <text:p text:style-name="P7">Summary</text:p>
      <text:p text:style-name="P4"><text:tab/>Summary Report</text:p>
      <text:p text:style-name="P4"><text:tab/>Summary Presentation</text:p>
      <text:p text:style-name="P4"><text:tab/>Summary Timeline</text:p>
      <text:p text:style-name="P4"><text:tab/>Project Journals</text:p>
      <text:p text:style-name="P4"><text:tab/><text:span text:style-name="T2">Bibliography</text:span></text:p>
      <text:p text:style-name="P7">Documentation</text:p>
      <text:p text:style-name="P3"><text:tab/><text:span text:style-name="T1">System Documentation</text:span></text:p>
      <text:p text:style-name="P4"><text:tab/>User Documentatio<text:span text:style-name="T2">n</text:span></text:p>
      <text:p text:style-name="P7">Code</text:p>
      <text:p text:style-name="P3"><text:tab/><text:span text:style-name="T1">Project Code</text:span></text:p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1942 report" svg:font-family="'1942 report'" style:font-pitch="fixed"/>
    <style:font-face style:name="Leander" svg:font-family="Leander" style:font-pitch="variable"/>
    <style:font-face style:name="Poilet Taper" svg:font-family="'Poilet Tape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9T22:37:15.52</meta:creation-date>
    <meta:generator>LibreOffice/4.3.0.4$Windows_x86 LibreOffice_project/62ad5818884a2fc2e5780dd45466868d41009ec0</meta:generator>
    <dc:date>2014-11-10T18:30:48.959000000</dc:date>
    <meta:editing-duration>PT8M30S</meta:editing-duration>
    <meta:editing-cycles>4</meta:editing-cycles>
    <meta:document-statistic meta:table-count="0" meta:image-count="0" meta:object-count="0" meta:page-count="2" meta:paragraph-count="22" meta:word-count="39" meta:character-count="324" meta:non-whitespace-character-count="293"/>
  </office:meta>
</office:document-meta>
</file>